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59.76pt"/>
    </style:style>
    <style:style style:name="co5" style:family="table-column">
      <style:table-column-properties fo:break-before="auto" style:column-width="124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unas</text:p>
          </table:table-cell>
          <table:table-cell office:value-type="string" calcext:value-type="string">
            <text:p>Varėnos - 114</text:p>
          </table:table-cell>
          <table:table-cell office:value-type="float" office:value="861748094" calcext:value-type="float">
            <text:p>861748094</text:p>
          </table:table-cell>
          <table:table-cell table:formula="of:=COM.MICROSOFT.CONCAT([.B1];&quot;@keliuprieziura.lt&quot;)" office:value-type="string" office:string-value="Kaunas@keliuprieziura.lt" calcext:value-type="string">
            <text:p>Kaunas@keliuprieziura.l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aipėda</text:p>
          </table:table-cell>
          <table:table-cell office:value-type="string" calcext:value-type="string">
            <text:p>Šiaurės_pr - 209</text:p>
          </table:table-cell>
          <table:table-cell office:value-type="float" office:value="865075546" calcext:value-type="float">
            <text:p>865075546</text:p>
          </table:table-cell>
          <table:table-cell table:formula="of:=COM.MICROSOFT.CONCAT([.B2];&quot;@keliuprieziura.lt&quot;)" office:value-type="string" office:string-value="Klaipėda@keliuprieziura.lt" calcext:value-type="string">
            <text:p>Klaipėda@keliuprieziura.l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ytus</text:p>
          </table:table-cell>
          <table:table-cell office:value-type="string" calcext:value-type="string">
            <text:p>Sukilėlių - 139</text:p>
          </table:table-cell>
          <table:table-cell office:value-type="float" office:value="864130070" calcext:value-type="float">
            <text:p>864130070</text:p>
          </table:table-cell>
          <table:table-cell table:formula="of:=COM.MICROSOFT.CONCAT([.B3];&quot;@keliuprieziura.lt&quot;)" office:value-type="string" office:string-value="Alytus@keliuprieziura.lt" calcext:value-type="string">
            <text:p>Alytus@keliuprieziura.l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jampolė</text:p>
          </table:table-cell>
          <table:table-cell office:value-type="string" calcext:value-type="string">
            <text:p>Saulės - 135</text:p>
          </table:table-cell>
          <table:table-cell office:value-type="float" office:value="862948038" calcext:value-type="float">
            <text:p>862948038</text:p>
          </table:table-cell>
          <table:table-cell table:formula="of:=COM.MICROSOFT.CONCAT([.B4];&quot;@keliuprieziura.lt&quot;)" office:value-type="string" office:string-value="Marjampolė@keliuprieziura.lt" calcext:value-type="string">
            <text:p>Marjampolė@keliuprieziura.l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upiškis</text:p>
          </table:table-cell>
          <table:table-cell office:value-type="string" calcext:value-type="string">
            <text:p>Eigulių - 184</text:p>
          </table:table-cell>
          <table:table-cell office:value-type="float" office:value="861924908" calcext:value-type="float">
            <text:p>861924908</text:p>
          </table:table-cell>
          <table:table-cell table:formula="of:=COM.MICROSOFT.CONCAT([.B5];&quot;@keliuprieziura.lt&quot;)" office:value-type="string" office:string-value="Kupiškis@keliuprieziura.lt" calcext:value-type="string">
            <text:p>Kupiškis@keliuprieziura.l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Panemunės - 31</text:p>
          </table:table-cell>
          <table:table-cell office:value-type="float" office:value="864154197" calcext:value-type="float">
            <text:p>864154197</text:p>
          </table:table-cell>
          <table:table-cell table:formula="of:=COM.MICROSOFT.CONCAT([.B6];&quot;@keliuprieziura.lt&quot;)" office:value-type="string" office:string-value="Vilnius@keliuprieziura.lt" calcext:value-type="string">
            <text:p>Vilnius@keliuprieziura.l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seiniai</text:p>
          </table:table-cell>
          <table:table-cell office:value-type="string" calcext:value-type="string">
            <text:p>Partizanų - 51</text:p>
          </table:table-cell>
          <table:table-cell office:value-type="float" office:value="867935948" calcext:value-type="float">
            <text:p>867935948</text:p>
          </table:table-cell>
          <table:table-cell table:formula="of:=COM.MICROSOFT.CONCAT([.B7];&quot;@keliuprieziura.lt&quot;)" office:value-type="string" office:string-value="Raseiniai@keliuprieziura.lt" calcext:value-type="string">
            <text:p>Raseiniai@keliuprieziura.l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uragė</text:p>
          </table:table-cell>
          <table:table-cell office:value-type="string" calcext:value-type="string">
            <text:p>Vilniaus - 201</text:p>
          </table:table-cell>
          <table:table-cell office:value-type="float" office:value="862773145" calcext:value-type="float">
            <text:p>862773145</text:p>
          </table:table-cell>
          <table:table-cell table:formula="of:=COM.MICROSOFT.CONCAT([.B8];&quot;@keliuprieziura.lt&quot;)" office:value-type="string" office:string-value="Tauragė@keliuprieziura.lt" calcext:value-type="string">
            <text:p>Tauragė@keliuprieziura.l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ykščia</text:p>
          </table:table-cell>
          <table:table-cell office:value-type="string" calcext:value-type="string">
            <text:p>Dainavos - 171</text:p>
          </table:table-cell>
          <table:table-cell office:value-type="float" office:value="862988461" calcext:value-type="float">
            <text:p>862988461</text:p>
          </table:table-cell>
          <table:table-cell table:formula="of:=COM.MICROSOFT.CONCAT([.B9];&quot;@keliuprieziura.lt&quot;)" office:value-type="string" office:string-value="Anykščia@keliuprieziura.lt" calcext:value-type="string">
            <text:p>Anykščia@keliuprieziura.l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ržai</text:p>
          </table:table-cell>
          <table:table-cell office:value-type="string" calcext:value-type="string">
            <text:p>Stoties - 17</text:p>
          </table:table-cell>
          <table:table-cell office:value-type="float" office:value="864271161" calcext:value-type="float">
            <text:p>864271161</text:p>
          </table:table-cell>
          <table:table-cell table:formula="of:=COM.MICROSOFT.CONCAT([.B10];&quot;@keliuprieziura.lt&quot;)" office:value-type="string" office:string-value="Biržai@keliuprieziura.lt" calcext:value-type="string">
            <text:p>Biržai@keliuprieziura.l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ruskininkai</text:p>
          </table:table-cell>
          <table:table-cell office:value-type="string" calcext:value-type="string">
            <text:p>Kovo-11tosios - 122</text:p>
          </table:table-cell>
          <table:table-cell office:value-type="float" office:value="863217865" calcext:value-type="float">
            <text:p>863217865</text:p>
          </table:table-cell>
          <table:table-cell table:formula="of:=COM.MICROSOFT.CONCAT([.B11];&quot;@keliuprieziura.lt&quot;)" office:value-type="string" office:string-value="Druskininkai@keliuprieziura.lt" calcext:value-type="string">
            <text:p>Druskininkai@keliuprieziura.l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liava</text:p>
          </table:table-cell>
          <table:table-cell office:value-type="string" calcext:value-type="string">
            <text:p>Sukilėlių - 152</text:p>
          </table:table-cell>
          <table:table-cell office:value-type="float" office:value="864962334" calcext:value-type="float">
            <text:p>864962334</text:p>
          </table:table-cell>
          <table:table-cell table:formula="of:=COM.MICROSOFT.CONCAT([.B12];&quot;@keliuprieziura.lt&quot;)" office:value-type="string" office:string-value="Garliava@keliuprieziura.lt" calcext:value-type="string">
            <text:p>Garliava@keliuprieziura.l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rbarkas</text:p>
          </table:table-cell>
          <table:table-cell office:value-type="string" calcext:value-type="string">
            <text:p>Saulės - 101</text:p>
          </table:table-cell>
          <table:table-cell office:value-type="float" office:value="867825707" calcext:value-type="float">
            <text:p>867825707</text:p>
          </table:table-cell>
          <table:table-cell table:formula="of:=COM.MICROSOFT.CONCAT([.B13];&quot;@keliuprieziura.lt&quot;)" office:value-type="string" office:string-value="Jurbarkas@keliuprieziura.lt" calcext:value-type="string">
            <text:p>Jurbarkas@keliuprieziura.l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elmė</text:p>
          </table:table-cell>
          <table:table-cell office:value-type="string" calcext:value-type="string">
            <text:p>Eigulių - 111</text:p>
          </table:table-cell>
          <table:table-cell office:value-type="float" office:value="866174342" calcext:value-type="float">
            <text:p>866174342</text:p>
          </table:table-cell>
          <table:table-cell table:formula="of:=COM.MICROSOFT.CONCAT([.B14];&quot;@keliuprieziura.lt&quot;)" office:value-type="string" office:string-value="Kelmė@keliuprieziura.lt" calcext:value-type="string">
            <text:p>Kelmė@keliuprieziura.l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laipėda</text:p>
          </table:table-cell>
          <table:table-cell office:value-type="string" calcext:value-type="string">
            <text:p>Panemunės - 111</text:p>
          </table:table-cell>
          <table:table-cell office:value-type="float" office:value="867902821" calcext:value-type="float">
            <text:p>867902821</text:p>
          </table:table-cell>
          <table:table-cell table:formula="of:=COM.MICROSOFT.CONCAT([.B15];&quot;@keliuprieziura.lt&quot;)" office:value-type="string" office:string-value="Klaipėda@keliuprieziura.lt" calcext:value-type="string">
            <text:p>Klaipėda@keliuprieziura.l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azdijai</text:p>
          </table:table-cell>
          <table:table-cell office:value-type="string" calcext:value-type="string">
            <text:p>Partizanų - 118</text:p>
          </table:table-cell>
          <table:table-cell office:value-type="float" office:value="860161377" calcext:value-type="float">
            <text:p>860161377</text:p>
          </table:table-cell>
          <table:table-cell table:formula="of:=COM.MICROSOFT.CONCAT([.B16];&quot;@keliuprieziura.lt&quot;)" office:value-type="string" office:string-value="Lazdijai@keliuprieziura.lt" calcext:value-type="string">
            <text:p>Lazdijai@keliuprieziura.l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inkuva</text:p>
          </table:table-cell>
          <table:table-cell office:value-type="string" calcext:value-type="string">
            <text:p>Vilniaus - 174</text:p>
          </table:table-cell>
          <table:table-cell office:value-type="float" office:value="869019029" calcext:value-type="float">
            <text:p>869019029</text:p>
          </table:table-cell>
          <table:table-cell table:formula="of:=COM.MICROSOFT.CONCAT([.B17];&quot;@keliuprieziura.lt&quot;)" office:value-type="string" office:string-value="Linkuva@keliuprieziura.lt" calcext:value-type="string">
            <text:p>Linkuva@keliuprieziura.l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ijampolė</text:p>
          </table:table-cell>
          <table:table-cell office:value-type="string" calcext:value-type="string">
            <text:p>Eigulių - 79</text:p>
          </table:table-cell>
          <table:table-cell office:value-type="float" office:value="866836372" calcext:value-type="float">
            <text:p>866836372</text:p>
          </table:table-cell>
          <table:table-cell table:formula="of:=COM.MICROSOFT.CONCAT([.B18];&quot;@keliuprieziura.lt&quot;)" office:value-type="string" office:string-value="Marijampolė@keliuprieziura.lt" calcext:value-type="string">
            <text:p>Marijampolė@keliuprieziura.lt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lėtai</text:p>
          </table:table-cell>
          <table:table-cell office:value-type="string" calcext:value-type="string">
            <text:p>Panemunės - 210</text:p>
          </table:table-cell>
          <table:table-cell office:value-type="float" office:value="865956577" calcext:value-type="float">
            <text:p>865956577</text:p>
          </table:table-cell>
          <table:table-cell table:formula="of:=COM.MICROSOFT.CONCAT([.B19];&quot;@keliuprieziura.lt&quot;)" office:value-type="string" office:string-value="Molėtai@keliuprieziura.lt" calcext:value-type="string">
            <text:p>Molėtai@keliuprieziura.lt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langa</text:p>
          </table:table-cell>
          <table:table-cell office:value-type="string" calcext:value-type="string">
            <text:p>Partizanų - 157</text:p>
          </table:table-cell>
          <table:table-cell office:value-type="float" office:value="864252857" calcext:value-type="float">
            <text:p>864252857</text:p>
          </table:table-cell>
          <table:table-cell table:formula="of:=COM.MICROSOFT.CONCAT([.B20];&quot;@keliuprieziura.lt&quot;)" office:value-type="string" office:string-value="Palanga@keliuprieziura.lt" calcext:value-type="string">
            <text:p>Palanga@keliuprieziura.l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lungė</text:p>
          </table:table-cell>
          <table:table-cell office:value-type="string" calcext:value-type="string">
            <text:p>Vilniaus - 107</text:p>
          </table:table-cell>
          <table:table-cell office:value-type="float" office:value="864038842" calcext:value-type="float">
            <text:p>864038842</text:p>
          </table:table-cell>
          <table:table-cell table:formula="of:=COM.MICROSOFT.CONCAT([.B21];&quot;@keliuprieziura.lt&quot;)" office:value-type="string" office:string-value="Plungė@keliuprieziura.lt" calcext:value-type="string">
            <text:p>Plungė@keliuprieziura.lt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seiniai</text:p>
          </table:table-cell>
          <table:table-cell office:value-type="string" calcext:value-type="string">
            <text:p>Dainavos - 77</text:p>
          </table:table-cell>
          <table:table-cell office:value-type="float" office:value="864595170" calcext:value-type="float">
            <text:p>864595170</text:p>
          </table:table-cell>
          <table:table-cell table:formula="of:=COM.MICROSOFT.CONCAT([.B22];&quot;@keliuprieziura.lt&quot;)" office:value-type="string" office:string-value="Raseiniai@keliuprieziura.lt" calcext:value-type="string">
            <text:p>Raseiniai@keliuprieziura.lt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da</text:p>
          </table:table-cell>
          <table:table-cell office:value-type="string" calcext:value-type="string">
            <text:p>Stoties - 70</text:p>
          </table:table-cell>
          <table:table-cell office:value-type="float" office:value="866893487" calcext:value-type="float">
            <text:p>866893487</text:p>
          </table:table-cell>
          <table:table-cell table:formula="of:=COM.MICROSOFT.CONCAT([.B23];&quot;@keliuprieziura.lt&quot;)" office:value-type="string" office:string-value="Seda@keliuprieziura.lt" calcext:value-type="string">
            <text:p>Seda@keliuprieziura.l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Šakiai</text:p>
          </table:table-cell>
          <table:table-cell office:value-type="string" calcext:value-type="string">
            <text:p>Kovo-11tosios - 115</text:p>
          </table:table-cell>
          <table:table-cell office:value-type="float" office:value="865401344" calcext:value-type="float">
            <text:p>865401344</text:p>
          </table:table-cell>
          <table:table-cell table:formula="of:=COM.MICROSOFT.CONCAT([.B24];&quot;@keliuprieziura.lt&quot;)" office:value-type="string" office:string-value="Šakiai@keliuprieziura.lt" calcext:value-type="string">
            <text:p>Šakiai@keliuprieziura.lt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akai</text:p>
          </table:table-cell>
          <table:table-cell office:value-type="string" calcext:value-type="string">
            <text:p>Sukilėlių - 108</text:p>
          </table:table-cell>
          <table:table-cell office:value-type="float" office:value="868468484" calcext:value-type="float">
            <text:p>868468484</text:p>
          </table:table-cell>
          <table:table-cell table:formula="of:=COM.MICROSOFT.CONCAT([.B25];&quot;@keliuprieziura.lt&quot;)" office:value-type="string" office:string-value="Trakai@keliuprieziura.lt" calcext:value-type="string">
            <text:p>Trakai@keliuprieziura.l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15:31:35.259281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5:13:06.817723865</meta:creation-date>
    <dc:date>2019-03-13T15:39:03.471102191</dc:date>
    <meta:editing-duration>PT9M47S</meta:editing-duration>
    <meta:editing-cycles>4</meta:editing-cycles>
    <meta:generator>LibreOffice/6.0.7.3$Linux_X86_64 LibreOffice_project/00m0$Build-3</meta:generator>
    <meta:document-statistic meta:table-count="1" meta:cell-count="125" meta:object-count="0"/>
  </office:meta>
</office:document-meta>
</file>